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7cm" style:rel-column-width="65535*"/>
    </style:style>
    <style:style style:name="Таблица1.A1" style:family="table-cell">
      <style:table-cell-properties fo:padding="0.097cm" fo:border="0.05pt solid #000000"/>
    </style:style>
    <style:style style:name="Таблица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Mono" fo:font-size="9pt" style:font-size-asian="9pt" style:font-size-complex="9pt"/>
    </style:style>
    <style:style style:name="P2" style:family="paragraph" style:parent-style-name="lib_5f_mono8">
      <style:text-properties officeooo:paragraph-rsid="00087df2"/>
    </style:style>
    <style:style style:name="P3" style:family="paragraph" style:parent-style-name="lib_5f_mono8">
      <style:text-properties officeooo:paragraph-rsid="000941f5"/>
    </style:style>
    <style:style style:name="P4" style:family="paragraph" style:parent-style-name="lib_5f_mono8">
      <style:text-properties fo:font-size="8pt" style:font-size-asian="8pt" style:font-size-complex="8pt"/>
    </style:style>
    <style:style style:name="P5" style:family="paragraph" style:parent-style-name="lib_5f_mono8">
      <style:text-properties fo:font-size="8pt" officeooo:paragraph-rsid="000941f5" style:font-size-asian="8pt" style:font-size-complex="8pt"/>
    </style:style>
    <style:style style:name="T1" style:family="text">
      <style:text-properties fo:font-weight="bold" officeooo:rsid="00087938" style:font-weight-asian="bold" style:font-weight-complex="bold"/>
    </style:style>
    <style:style style:name="T2" style:family="text">
      <style:text-properties fo:font-size="10pt" style:font-size-asian="10pt" style:font-size-complex="10pt"/>
    </style:style>
    <style:style style:name="T3" style:family="text">
      <style:text-properties fo:font-size="10pt" fo:font-weight="bold" officeooo:rsid="00087938" style:font-size-asian="10pt" style:font-weight-asian="bold" style:font-size-complex="10pt" style:font-weight-complex="bold"/>
    </style:style>
    <style:style style:name="T4" style:family="text">
      <style:text-properties fo:font-size="10pt" fo:font-style="italic" fo:font-weight="bold" officeooo:rsid="00087938" style:font-size-asian="10pt" style:font-style-asian="italic" style:font-weight-asian="bold" style:font-size-complex="10pt" style:font-style-complex="italic" style:font-weight-complex="bold"/>
    </style:style>
    <style:style style:name="T5" style:family="text">
      <style:text-properties fo:font-size="10pt" fo:font-style="normal" fo:font-weight="bold" officeooo:rsid="00087938" style:font-size-asian="10pt" style:font-style-asian="normal" style:font-weight-asian="bold" style:font-size-complex="10pt" style:font-style-complex="normal" style:font-weight-complex="bold"/>
    </style:style>
    <style:style style:name="T6" style:family="text">
      <style:text-properties fo:color="#64b0f4"/>
    </style:style>
    <style:style style:name="T7" style:family="text">
      <style:text-properties fo:color="#64b0f4" style:font-name="Liberation Mono"/>
    </style:style>
    <style:style style:name="T8" style:family="text">
      <style:text-properties fo:color="#64b0f4" style:font-name="Liberation Mono" fo:font-size="9pt" style:font-size-asian="9pt" style:font-size-complex="9pt"/>
    </style:style>
    <style:style style:name="T9" style:family="text">
      <style:text-properties fo:color="#64b0f4" style:font-name="Liberation Mono" fo:font-size="8pt" style:font-size-asian="8pt" style:font-size-complex="8pt"/>
    </style:style>
    <style:style style:name="T10" style:family="text">
      <style:text-properties style:font-name="Liberation Mono"/>
    </style:style>
    <style:style style:name="T11" style:family="text">
      <style:text-properties style:font-name="Liberation Mono" fo:font-size="9pt" style:font-size-asian="9pt" style:font-size-complex="9pt"/>
    </style:style>
    <style:style style:name="T12" style:family="text">
      <style:text-properties style:font-name="Liberation Mono" fo:font-size="8pt" style:font-size-asian="8pt" style:font-size-complex="8pt"/>
    </style:style>
    <style:style style:name="T13" style:family="text">
      <style:text-properties fo:font-size="8pt"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lib_5f_mono_5f_10" text:outline-level="6" text:is-list-header="true"><text:span text:style-name="lib_5f_mono8"><text:span text:style-name="T2">Телеграм-боты на Python</text:span></text:span></text:h>
      <table:table table:name="Таблица1" table:style-name="Таблица1">
        <table:table-column table:style-name="Таблица1.A"/>
        <table:table-row table:style-name="TableLine94788678470656">
          <table:table-cell table:style-name="Таблица1.A1" office:value-type="string">
            <text:p text:style-name="lib_5f_mono8"><text:span text:style-name="Strong_20_Emphasis"><text:span text:style-name="T13">Бот</text:span></text:span><text:span text:style-name="lib_5f_mono8"><text:span text:style-name="T12"> - специальный аккаунт Телеграм, управление которым осуществляется с помощью запросов к </text:span></text:span><text:a xlink:type="simple" xlink:href="https://core.telegram.org/bots/api" office:target-frame-name="_blank" xlink:show="new" text:style-name="Internet_20_link" text:visited-style-name="Visited_20_Internet_20_Link"><text:span text:style-name="lib_5f_mono8"><text:span text:style-name="T12">Telegram Bot API</text:span></text:span></text:a><text:span text:style-name="lib_5f_mono8"><text:span text:style-name="T12">. Часто ботом называют не только такой аккаунт, но и пользовательский код (бэкэнд), управляющий этим аккаунтом. Нужно понимать такое разделение, потому что, в зависимости от контекста, термин "бот" может означать либо только аккаунт, либо только бэкэнд, либо всю связку аккаунт-бэкэнд.</text:span></text:span></text:p>
          </table:table-cell>
        </table:table-row>
        <table:table-row table:style-name="TableLine94788678470656">
          <table:table-cell table:style-name="Таблица1.A2" office:value-type="string">
            <text:p text:style-name="lib_5f_mono8"><text:span text:style-name="Strong_20_Emphasis"><text:span text:style-name="T12">Бэкэнд бота</text:span></text:span><text:span text:style-name="T12"> - программа, которую пишет и запускает разработчик, чтобы управлять ботом. Часто когда говорят "бот" - подразумевают не только специальный аккаунт телеграм, но и его бэкэнд, то есть программно записанную логику взаимодействия бота с пользователями. Но иногда важно различать бота и его бэкэнд.</text:span></text:p>
          </table:table-cell>
        </table:table-row>
        <table:table-row table:style-name="TableLine94788678470656">
          <table:table-cell table:style-name="Таблица1.A2" office:value-type="string">
            <text:p text:style-name="lib_5f_mono8"><text:span text:style-name="Strong_20_Emphasis"><text:span text:style-name="T12">Клиент</text:span></text:span><text:span text:style-name="T12"> - приложение телеграм на вашем устройстве (компьютере, телефоне и т.п.), то есть та "прослойка", с помощью которой вы получаете доступ к серверам Телеграм.</text:span></text:p>
          </table:table-cell>
        </table:table-row>
        <table:table-row table:style-name="TableLine94788678470656">
          <table:table-cell table:style-name="Таблица1.A2" office:value-type="string">
            <text:p text:style-name="lib_5f_mono8"><text:span text:style-name="Strong_20_Emphasis"><text:span text:style-name="T12">API</text:span></text:span><text:span text:style-name="T12"> - Application Programming Interface (программный интерфейс приложения) - набор правил взаимодействия с каким-либо сервисом с помощью программных запросов. По сути, это описание как можно обратиться к сервису и какие ответы от него получить, без необходимости разбираться как именно сервис работает "под капотом". В контексте написания телеграм-ботов, имеется в виду </text:span><text:a xlink:type="simple" xlink:href="https://core.telegram.org/bots/api" office:target-frame-name="_blank" xlink:show="new" text:style-name="Internet_20_link" text:visited-style-name="Visited_20_Internet_20_Link"><text:span text:style-name="T12">Telegram Bot API</text:span></text:a><text:span text:style-name="T12">.</text:span></text:p>
          </table:table-cell>
        </table:table-row>
        <table:table-row table:style-name="TableLine94788678470656">
          <table:table-cell table:style-name="Таблица1.A2" office:value-type="string">
            <text:p text:style-name="lib_5f_mono8"><text:span text:style-name="Strong_20_Emphasis"><text:span text:style-name="T12">Callback</text:span></text:span><text:span text:style-name="T12"> - "обратный вызов" - это функция, которая передается в диспетчер (роутер), чтобы быть вызванной при наступлении соответствующих условий. То есть, если апдейт прошел соответствующий фильтр - вызывается callback-функция.</text:span></text:p>
          </table:table-cell>
        </table:table-row>
        <table:table-row table:style-name="TableLine94788678470656">
          <table:table-cell table:style-name="Таблица1.A2" office:value-type="string">
            <text:p text:style-name="lib_5f_mono8"><text:span text:style-name="Strong_20_Emphasis"><text:span text:style-name="T12">Callback Query</text:span></text:span><text:span text:style-name="T12"> - апдейт, который приходит боту, если пользователь нажал на инлайн-кнопку.</text:span></text:p>
          </table:table-cell>
        </table:table-row>
        <table:table-row table:style-name="TableLine94788678470656">
          <table:table-cell table:style-name="Таблица1.A2" office:value-type="string">
            <text:p text:style-name="lib_5f_mono8"><text:span text:style-name="Strong_20_Emphasis"><text:span text:style-name="T12">Deep-link</text:span></text:span><text:span text:style-name="T12"> - "глубокая ссылка" - ссылка вида </text:span><text:span text:style-name="Strong_20_Emphasis"><text:span text:style-name="T12">https://t.me/my_bot?start=some_data</text:span></text:span><text:span text:style-name="T12">, по которой пользователь может перейти в чат с телеграм-ботом. В чате, после перехода по ссылке, появится кнопка </text:span><text:span text:style-name="T9">START</text:span><text:span text:style-name="T12">, при нажатии на которую бот получит не только команду </text:span><text:span text:style-name="T9">/start</text:span><text:span text:style-name="T12">, но и данные </text:span><text:span text:style-name="Source_20_Text"><text:span text:style-name="T12">some_data</text:span></text:span><text:span text:style-name="T12">. Бывает полезно, если нужно отследить откуда пришел пользователь или для реферальной программы.</text:span></text:p>
          </table:table-cell>
        </table:table-row>
        <table:table-row table:style-name="TableLine94788678470656">
          <table:table-cell table:style-name="Таблица1.A2" office:value-type="string">
            <text:p text:style-name="P2"><text:span text:style-name="Strong_20_Emphasis"><text:span text:style-name="T12">Deploy</text:span></text:span><text:span text:style-name="T12"> - "развертывание" - запуск бота на удаленном сервере для бесперебойной работы.</text:span></text:p>
          </table:table-cell>
        </table:table-row>
        <table:table-row table:style-name="TableLine94788678470656">
          <table:table-cell table:style-name="Таблица1.A2" office:value-type="string">
            <text:p text:style-name="P2"><text:span text:style-name="Strong_20_Emphasis"><text:span text:style-name="T12">Dispatcher</text:span></text:span><text:span text:style-name="T12"> - "диспетчер" - специальный объект </text:span><text:span text:style-name="Source_20_Text"><text:span text:style-name="T12">aiogram</text:span></text:span><text:span text:style-name="T12">, корневой роутер, который занимается получением апдейтов от серверов Telegram, распаковывает их и передает в соответствующие хэндлеры (обработчики).</text:span></text:p>
          </table:table-cell>
        </table:table-row>
        <table:table-row table:style-name="TableLine94788678470656">
          <table:table-cell table:style-name="Таблица1.A2" office:value-type="string">
            <text:p text:style-name="P2"><text:span text:style-name="Strong_20_Emphasis"><text:span text:style-name="T12">Filter</text:span></text:span><text:span text:style-name="T12"> - "фильтр" - шаблон, которому должен соответствовать апдейт или его часть, чтобы сработал отвечающий за него хэндлер. То есть когда боту приходит апдейт, диспетчер пытается последовательно пропустить его через фильтры и, как только объект проходит первый фильтр - срабатывает хэндлер, настроенный на обработку апдейта, прошедшего этот фильтр.</text:span></text:p>
          </table:table-cell>
        </table:table-row>
        <table:table-row table:style-name="TableLine94788678470656">
          <table:table-cell table:style-name="Таблица1.A2" office:value-type="string">
            <text:p text:style-name="P2"><text:span text:style-name="Strong_20_Emphasis"><text:span text:style-name="T12">FSM (Finite State Machine)</text:span></text:span><text:span text:style-name="T12"> - "машина состояний" - конечный автомат, который позволяет хранить состояние пользователя бота, чтобы в зависимости от этого состояния и действий пользователя, переводить пользователя в другие состояния.</text:span></text:p>
          </table:table-cell>
        </table:table-row>
        <table:table-row table:style-name="TableLine94788678470656">
          <table:table-cell table:style-name="Таблица1.A2" office:value-type="string">
            <text:p text:style-name="P2"><text:span text:style-name="Strong_20_Emphasis"><text:span text:style-name="T12">Handler</text:span></text:span><text:span text:style-name="T12"> - "обработчик" - функция, которая обрабатывает апдейт. В идеале, одна функция на каждый тип апдейтов с одинаковым или близким содержимым. Делать большую функцию, где проверять свойства апдейтов с помощью </text:span><text:span text:style-name="Source_20_Text"><text:span text:style-name="T12">if...else</text:span></text:span><text:span text:style-name="T12"> - это, чаще всего, плохая практика.</text:span></text:p>
          </table:table-cell>
        </table:table-row>
        <table:table-row table:style-name="TableLine94788678470656">
          <table:table-cell table:style-name="Таблица1.A2" office:value-type="string">
            <text:p text:style-name="P2"><text:span text:style-name="Strong_20_Emphasis"><text:span text:style-name="T12">Inline-кнопка</text:span></text:span><text:span text:style-name="T12"> - "инлайн-кнопка" - кнопка, которая прикрепляется к отправляемому сообщению и может быть отправлена только как часть этого сообщения, в отличие от "обычных" кнопок, которые заменяют стандартную пользовательскую клавиатуру и не прикреплены к какому-либо сообщению бота. При этом хочу уточнить, что говоря "не прикреплены" я имею в виду "не прикреплены визуально", потому что клавиатура с обычными кнопками тоже не может жить сама по себе без сообщения. Удаляя сообщение, с которым была отправлена обычная клавиатура, вы также удалите эту клавиатуру.</text:span></text:p>
          </table:table-cell>
        </table:table-row>
        <table:table-row table:style-name="TableLine94788678470656">
          <table:table-cell table:style-name="Таблица1.A2" office:value-type="string">
            <text:p text:style-name="P2"><text:span text:style-name="Strong_20_Emphasis"><text:span text:style-name="T12">Inline-режим (inline-mode)</text:span></text:span><text:span text:style-name="T12"> - "инлайн-режим" - режим взаимодействия пользователя с ботом через поле ввода сообщения, без прямой отправки сообщения боту. Пользователь вводит в любом чате "@имя_бота," а затем запрос. Бот сразу получает апдейты, не дожидаясь пока пользователь полностью введет сообщение.</text:span></text:p>
          </table:table-cell>
        </table:table-row>
        <table:table-row table:style-name="TableLine94788678470656">
          <table:table-cell table:style-name="Таблица1.A2" office:value-type="string">
            <text:p text:style-name="P2"><text:span text:style-name="Strong_20_Emphasis"><text:span text:style-name="T12">Long polling</text:span></text:span><text:span text:style-name="T12"> - "долгий опрос" - способ взаимодействия бота с сервером Telegram, путем постоянного опроса сервера на предмет наличия апдейтов, но с таймаутом до разрыва соединения. То есть, бот ждет ответа от сервера какое-то время, не разрывая соединения. Если за это время апдейтов нет - сервер сообщает, что апдейтов нет и разрывает соединение. Боту нужно снова посылать запрос на сервер. А если апдейты есть, то сервер их боту отправляет сразу, и сразу же закрывает соединение, не дожидаясь его окончания по таймауту.</text:span></text:p>
          </table:table-cell>
        </table:table-row>
        <table:table-row table:style-name="TableLine94788678470656">
          <table:table-cell table:style-name="Таблица1.A2" office:value-type="string">
            <text:p text:style-name="P3"><text:span text:style-name="Strong_20_Emphasis"><text:span text:style-name="T12">Middleware</text:span></text:span><text:span text:style-name="T12"> - "промежуточное программное обеспечение" - специальная программа, которая является прослойкой между другими программами, передавая информацию от одной к другой. В контексте aiogram - это код, который предназначен что-то сделать с апдейтами до того, как они попадут в хэндлеры, а также, в некоторых случаях, и после обработки апдейтов хэндлерами.</text:span></text:p>
          </table:table-cell>
        </table:table-row>
        <text:soft-page-break/>
        <table:table-row table:style-name="TableLine94788678470656">
          <table:table-cell table:style-name="Таблица1.A2" office:value-type="string">
            <text:p text:style-name="P3"><text:span text:style-name="Strong_20_Emphasis"><text:span text:style-name="T12">Polling</text:span></text:span><text:span text:style-name="T12"> - "опрос" - способ получения апдейтов ботом от серверов Telegram, путем постоянного опроса этих серверов на наличие обновлений. В отличие от лонг поллинга, сервер отвечает сразу, независимо от того, есть апдейты или нет. Если они есть - сервер пересылает их боту, а если нет - отвечает, что апдейтов нет.</text:span></text:p>
          </table:table-cell>
        </table:table-row>
        <table:table-row table:style-name="TableLine94788678470656">
          <table:table-cell table:style-name="Таблица1.A2" office:value-type="string">
            <text:p text:style-name="P3"><text:span text:style-name="Strong_20_Emphasis"><text:span text:style-name="T12">Router</text:span></text:span><text:span text:style-name="T12"> - специальный объект aiogram, отвечающий за распределение апдейтов по хэндлерам. В частности, диспетчер - это корневой роутер, от которого могут ответвляться другие роутеры.</text:span></text:p>
          </table:table-cell>
        </table:table-row>
        <table:table-row table:style-name="TableLine94788678470656">
          <table:table-cell table:style-name="Таблица1.A2" office:value-type="string">
            <text:p text:style-name="P5"><text:span text:style-name="Strong_20_Emphasis"><text:span text:style-name="T10">Throttling</text:span></text:span><text:span text:style-name="lib_5f_mono8"><text:span text:style-name="T12"> - "удушение" - ограничение количества запросов пользователям. Если от пользователя приходит слишком много бессмысленных апдейтов, которые нагружают систему, имеет смысл не передавать их обработчикам, а просто отсекать.</text:span></text:span></text:p>
          </table:table-cell>
        </table:table-row>
        <table:table-row table:style-name="TableLine94788678470656">
          <table:table-cell table:style-name="Таблица1.A2" office:value-type="string">
            <text:p text:style-name="P5"><text:span text:style-name="Strong_20_Emphasis"><text:span text:style-name="T10">Token</text:span></text:span><text:span text:style-name="lib_5f_mono8"><text:span text:style-name="T12"> - "токен" - специальный ключ-идентификатор, по которому сервера Telegram идентифицируют бота. Имея этот ключ, можно управлять ботом, даже не являясь его владельцем, поэтому токен нужно хранить в защищенном месте и никому, без особой необходимости, не передавать. Владелец бота (именно как специального аккаунта в Telegram) может в любой момент перевыпустить токен.</text:span></text:span></text:p>
          </table:table-cell>
        </table:table-row>
        <table:table-row table:style-name="TableLine94788678470656">
          <table:table-cell table:style-name="Таблица1.A2" office:value-type="string">
            <text:p text:style-name="P3"><text:span text:style-name="Strong_20_Emphasis"><text:span text:style-name="T12">Update</text:span></text:span><text:span text:style-name="lib_5f_mono8"><text:span text:style-name="T12"> - "апдейт" - сообщение от сервера Telegram, которое получает бот. Но не только текстовое сообщение, которое пользователь отправил в чат, а вообще любое событие, поддерживаемое Telegram Bot API. Полный список возможных апдейтов можно посмотреть в документации.</text:span></text:span></text:p>
          </table:table-cell>
        </table:table-row>
        <table:table-row table:style-name="TableLine94788678470656">
          <table:table-cell table:style-name="Таблица1.A2" office:value-type="string">
            <text:p text:style-name="P5"><text:span text:style-name="Strong_20_Emphasis"><text:span text:style-name="T10">Username</text:span></text:span><text:span text:style-name="T10"> - в рамках Telegram - это уникальное имя бота или пользователя, с помощью которого можно получить доступ к чату с ним (например, </text:span><text:span text:style-name="Strong_20_Emphasis"><text:span text:style-name="T10">@my_bot</text:span></text:span><text:span text:style-name="T10">, </text:span><text:span text:style-name="Strong_20_Emphasis"><text:span text:style-name="T10">@kmsint</text:span></text:span><text:span text:style-name="T10"> внутри приложения Telegram и </text:span><text:span text:style-name="Strong_20_Emphasis"><text:span text:style-name="T10">https://t.me/my_bot</text:span></text:span><text:span text:style-name="T10">, </text:span><text:span text:style-name="Strong_20_Emphasis"><text:span text:style-name="T10">https://t.me/kmsint</text:span></text:span><text:span text:style-name="T10"> из внешних источников).</text:span></text:p>
          </table:table-cell>
        </table:table-row>
        <table:table-row table:style-name="TableLine94788678470656">
          <table:table-cell table:style-name="Таблица1.A2" office:value-type="string">
            <text:p text:style-name="P5"><text:span text:style-name="Strong_20_Emphasis"><text:span text:style-name="T10">Webhook</text:span></text:span><text:span text:style-name="T10"> - способ доставки апдейтов боту, при котором не бот постоянно опрашивает серверы Telegram на наличие новых сообщений (апдейтов), а сервер Telegram пересылает все новые апдейты на специальный URL-адрес, когда эти апдейты есть.</text:span></text:p>
          </table:table-cell>
        </table:table-row>
        <table:table-row table:style-name="TableLine94788678470656">
          <table:table-cell table:style-name="Таблица1.A2" office:value-type="string">
            <text:p text:style-name="P4"/>
          </table:table-cell>
        </table:table-row>
        <table:table-row table:style-name="TableLine94788678470656">
          <table:table-cell table:style-name="Таблица1.A2" office:value-type="string">
            <text:p text:style-name="P4"><text:span text:style-name="lib_5f_mono8"><text:span text:style-name="T13"/></text:span></text:p>
          </table:table-cell>
        </table:table-row>
        <table:table-row table:style-name="TableLine94788678470656">
          <table:table-cell table:style-name="Таблица1.A2" office:value-type="string">
            <text:p text:style-name="lib_5f_mono8"><text:span text:style-name="lib_5f_mono8"/></text:p>
          </table:table-cell>
        </table:table-row>
        <table:table-row table:style-name="TableLine94788678470656">
          <table:table-cell table:style-name="Таблица1.A2" office:value-type="string">
            <text:p text:style-name="lib_5f_mono8"><text:span text:style-name="lib_5f_mono8"/></text:p>
          </table:table-cell>
        </table:table-row>
        <table:table-row table:style-name="TableLine94788678470656">
          <table:table-cell table:style-name="Таблица1.A2" office:value-type="string">
            <text:p text:style-name="lib_5f_mono8"><text:span text:style-name="lib_5f_mono8"/></text:p>
          </table:table-cell>
        </table:table-row>
        <table:table-row table:style-name="TableLine94788678470656">
          <table:table-cell table:style-name="Таблица1.A2" office:value-type="string">
            <text:p text:style-name="lib_5f_mono8"><text:span text:style-name="lib_5f_mono8"/></text:p>
          </table:table-cell>
        </table:table-row>
        <table:table-row table:style-name="TableLine94788678470656">
          <table:table-cell table:style-name="Таблица1.A2" office:value-type="string">
            <text:p text:style-name="lib_5f_mono8"><text:span text:style-name="lib_5f_mono8"/></text:p>
          </table:table-cell>
        </table:table-row>
        <table:table-row table:style-name="TableLine94788678470656">
          <table:table-cell table:style-name="Таблица1.A2" office:value-type="string">
            <text:p text:style-name="lib_5f_mono8"><text:span text:style-name="lib_5f_mono8"/></text:p>
          </table:table-cell>
        </table:table-row>
        <table:table-row table:style-name="TableLine94788678470656">
          <table:table-cell table:style-name="Таблица1.A2" office:value-type="string">
            <text:p text:style-name="lib_5f_mono8"><text:span text:style-name="lib_5f_mono8"/></text:p>
          </table:table-cell>
        </table:table-row>
        <table:table-row table:style-name="TableLine94788678470656">
          <table:table-cell table:style-name="Таблица1.A2" office:value-type="string">
            <text:p text:style-name="lib_5f_mono8"><text:span text:style-name="lib_5f_mono8"/></text:p>
          </table:table-cell>
        </table:table-row>
        <table:table-row table:style-name="TableLine94788678470656">
          <table:table-cell table:style-name="Таблица1.A2" office:value-type="string">
            <text:p text:style-name="lib_5f_mono8"><text:span text:style-name="lib_5f_mono8"/></text:p>
          </table:table-cell>
        </table:table-row>
      </table:table>
      <text:p text:style-name="P1"><text:span text:style-name="lib_5f_mono8"/></text:p>
      <text:p text:style-name="P1"><text:span text:style-name="lib_5f_mono8"/></text:p>
      <text:p text:style-name="P1"><text:span text:style-name="lib_5f_mono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b_5f_mono_5f_10" style:display-name="lib_mono_10" style:family="paragraph" style:parent-style-name="Heading_20_6">
      <style:paragraph-properties fo:text-align="center" style:justify-single-word="false"/>
      <style:text-properties style:font-name="Liberation Mono" fo:font-family="'Liberation Mono'" style:font-family-generic="modern" style:font-pitch="fixed" fo:font-size="10pt" style:font-size-asian="9pt" style:font-size-complex="9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b_5f_mono8" style:display-name="lib_mono8" style:family="paragraph" style:parent-style-name="Text_20_body">
      <style:paragraph-properties fo:margin-left="0cm" fo:margin-right="0cm" fo:margin-top="0cm" fo:margin-bottom="0cm" loext:contextual-spacing="false" fo:text-indent="0.199cm" style:auto-text-indent="false"/>
      <style:text-properties style:font-name="Liberation Mono" fo:font-family="'Liberation Mono'" style:font-family-generic="modern" style:font-pitch="fixed" fo:font-size="9pt" style:font-size-asian="9pt"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b_5f_mono8" style:display-name="lib_mono8" style:family="text">
      <style:text-properties style:font-name="Liberation Mono" fo:font-family="'Liberation Mono'" style:font-family-generic="modern" style:font-pitch="fixed" fo:font-size="8pt" style:font-size-asian="9pt" style:font-size-complex="9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31T19:58:33.930787566</meta:creation-date>
    <dc:date>2024-03-31T20:18:26.522883078</dc:date>
    <meta:editing-duration>PT9M42S</meta:editing-duration>
    <meta:editing-cycles>2</meta:editing-cycles>
    <meta:generator>LibreOffice/6.4.7.2$Linux_X86_64 LibreOffice_project/40$Build-2</meta:generator>
    <meta:document-statistic meta:table-count="1" meta:image-count="0" meta:object-count="0" meta:page-count="2" meta:paragraph-count="24" meta:word-count="927" meta:character-count="6663" meta:non-whitespace-character-count="5760"/>
  </office:meta>
</office:document-meta>
</file>